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 style:data-style-name="N8128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Nucleotides</text:p>
          </table:table-cell>
          <table:table-cell office:value-type="string">
            <text:p>Ratio compl bases: -4-4_new</text:p>
          </table:table-cell>
          <table:table-cell office:value-type="string">
            <text:p>Ratio compl bases: -5-1_new</text:p>
          </table:table-cell>
          <table:table-cell office:value-type="string">
            <text:p>Ratio compl bases: 1-2-2-1_new</text:p>
          </table:table-cell>
          <table:table-cell office:value-type="string">
            <text:p>Ratio compl bases: 2-2-5-4_new</text:p>
          </table:table-cell>
          <table:table-cell office:value-type="string">
            <text:p>Ratio compl bases: 3-2-4-4_new</text:p>
          </table:table-cell>
          <table:table-cell office:value-type="string">
            <text:p>Ratio compl bases: 5-1-8-4_new</text:p>
          </table:table-cell>
          <table:table-cell office:value-type="string">
            <text:p>Ratio compl bases: 5-2-8-3_new</text:p>
          </table:table-cell>
          <table:table-cell office:value-type="string">
            <text:p>Ratio compl bases: 5-3-8-2_new</text:p>
          </table:table-cell>
          <table:table-cell office:value-type="string">
            <text:p>Ratio compl bases: 5-4-6-4_new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0.59811326768</text:p>
          </table:table-cell>
          <table:table-cell table:style-name="ce1" office:value-type="string">
            <text:p>0.597001116606</text:p>
          </table:table-cell>
          <table:table-cell table:style-name="ce1" office:value-type="string">
            <text:p>0.451737316363</text:p>
          </table:table-cell>
          <table:table-cell table:style-name="ce1" office:value-type="string">
            <text:p>0.427093177093</text:p>
          </table:table-cell>
          <table:table-cell table:style-name="ce1" office:value-type="string">
            <text:p>0.607895173329</text:p>
          </table:table-cell>
          <table:table-cell table:style-name="ce1" office:value-type="string">
            <text:p>0.634223492913</text:p>
          </table:table-cell>
          <table:table-cell table:style-name="ce1" office:value-type="string">
            <text:p>0.640801770782</text:p>
          </table:table-cell>
          <table:table-cell table:style-name="ce1" office:value-type="string">
            <text:p>0.652264229331</text:p>
          </table:table-cell>
          <table:table-cell table:style-name="ce1" office:value-type="string">
            <text:p>0.673328531989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0.618701596711</text:p>
          </table:table-cell>
          <table:table-cell table:style-name="ce1" office:value-type="string">
            <text:p>0.617578561174</text:p>
          </table:table-cell>
          <table:table-cell table:style-name="ce1" office:value-type="string">
            <text:p>0.588233231654</text:p>
          </table:table-cell>
          <table:table-cell table:style-name="ce1" office:value-type="string">
            <text:p>0.56185031185</text:p>
          </table:table-cell>
          <table:table-cell table:style-name="ce1" office:value-type="string">
            <text:p>0.71227953779</text:p>
          </table:table-cell>
          <table:table-cell table:style-name="ce1" office:value-type="string">
            <text:p>0.702901636353</text:p>
          </table:table-cell>
          <table:table-cell table:style-name="ce1" office:value-type="string">
            <text:p>0.723622725037</text:p>
          </table:table-cell>
          <table:table-cell table:style-name="ce1" office:value-type="string">
            <text:p>0.718024808594</text:p>
          </table:table-cell>
          <table:table-cell table:style-name="ce1" office:value-type="string">
            <text:p>0.740967470892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>
            <text:p>0.613857283998</text:p>
          </table:table-cell>
          <table:table-cell table:style-name="ce1" office:value-type="string">
            <text:p>0.612569787845</text:p>
          </table:table-cell>
          <table:table-cell table:style-name="ce1" office:value-type="string">
            <text:p>0.627747975176</text:p>
          </table:table-cell>
          <table:table-cell table:style-name="ce1" office:value-type="string">
            <text:p>0.598658098658</text:p>
          </table:table-cell>
          <table:table-cell table:style-name="ce1" office:value-type="string">
            <text:p>0.726654503234</text:p>
          </table:table-cell>
          <table:table-cell table:style-name="ce1" office:value-type="string">
            <text:p>0.718048543099</text:p>
          </table:table-cell>
          <table:table-cell table:style-name="ce1" office:value-type="string">
            <text:p>0.717043777668</text:p>
          </table:table-cell>
          <table:table-cell table:style-name="ce1" office:value-type="string">
            <text:p>0.716125586088</text:p>
          </table:table-cell>
          <table:table-cell table:style-name="ce1" office:value-type="string">
            <text:p>0.734965790421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0.635178634031</text:p>
          </table:table-cell>
          <table:table-cell table:style-name="ce1" office:value-type="string">
            <text:p>0.633657680651</text:p>
          </table:table-cell>
          <table:table-cell table:style-name="ce1" office:value-type="string">
            <text:p>0.663896777813</text:p>
          </table:table-cell>
          <table:table-cell table:style-name="ce1" office:value-type="string">
            <text:p>0.649546399546</text:p>
          </table:table-cell>
          <table:table-cell table:style-name="ce1" office:value-type="string">
            <text:p>0.72521700669</text:p>
          </table:table-cell>
          <table:table-cell table:style-name="ce1" office:value-type="string">
            <text:p>0.729606423748</text:p>
          </table:table-cell>
          <table:table-cell table:style-name="ce1" office:value-type="string">
            <text:p>0.728787506149</text:p>
          </table:table-cell>
          <table:table-cell table:style-name="ce1" office:value-type="string">
            <text:p>0.712742596</text:p>
          </table:table-cell>
          <table:table-cell table:style-name="ce1" office:value-type="string">
            <text:p>0.724462849598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0.625968065781</text:p>
          </table:table-cell>
          <table:table-cell table:style-name="ce1" office:value-type="string">
            <text:p>0.625267187749</text:p>
          </table:table-cell>
          <table:table-cell table:style-name="ce1" office:value-type="string">
            <text:p>0.678342274114</text:p>
          </table:table-cell>
          <table:table-cell table:style-name="ce1" office:value-type="string">
            <text:p>0.676337176337</text:p>
          </table:table-cell>
          <table:table-cell table:style-name="ce1" office:value-type="string">
            <text:p>0.740310720407</text:p>
          </table:table-cell>
          <table:table-cell table:style-name="ce1" office:value-type="string">
            <text:p>0.698217653142</text:p>
          </table:table-cell>
          <table:table-cell table:style-name="ce1" office:value-type="string">
            <text:p>0.71581406788</text:p>
          </table:table-cell>
          <table:table-cell table:style-name="ce1" office:value-type="string">
            <text:p>0.701406611668</text:p>
          </table:table-cell>
          <table:table-cell table:style-name="ce1" office:value-type="string">
            <text:p>0.733825471132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0.636708416993</text:p>
          </table:table-cell>
          <table:table-cell table:style-name="ce1" office:value-type="string">
            <text:p>0.635571861541</text:p>
          </table:table-cell>
          <table:table-cell table:style-name="ce1" office:value-type="string">
            <text:p>0.710283650643</text:p>
          </table:table-cell>
          <table:table-cell table:style-name="ce1" office:value-type="string">
            <text:p>0.693583443583</text:p>
          </table:table-cell>
          <table:table-cell table:style-name="ce1" office:value-type="string">
            <text:p>0.741692928623</text:p>
          </table:table-cell>
          <table:table-cell table:style-name="ce1" office:value-type="string">
            <text:p>0.715980290772</text:p>
          </table:table-cell>
          <table:table-cell table:style-name="ce1" office:value-type="string">
            <text:p>0.722515986227</text:p>
          </table:table-cell>
          <table:table-cell table:style-name="ce1" office:value-type="string">
            <text:p>0.700635052525</text:p>
          </table:table-cell>
          <table:table-cell table:style-name="ce1" office:value-type="string">
            <text:p>0.728844076341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string">
            <text:p>0.62657360487</text:p>
          </table:table-cell>
          <table:table-cell table:style-name="ce1" office:value-type="string">
            <text:p>0.625171478705</text:p>
          </table:table-cell>
          <table:table-cell table:style-name="ce1" office:value-type="string">
            <text:p>0.7197152975</text:p>
          </table:table-cell>
          <table:table-cell table:style-name="ce1" office:value-type="string">
            <text:p>0.717964467964</text:p>
          </table:table-cell>
          <table:table-cell table:style-name="ce1" office:value-type="string">
            <text:p>0.732183336098</text:p>
          </table:table-cell>
          <table:table-cell table:style-name="ce1" office:value-type="string">
            <text:p>0.698765131699</text:p>
          </table:table-cell>
          <table:table-cell table:style-name="ce1" office:value-type="string">
            <text:p>0.724422036399</text:p>
          </table:table-cell>
          <table:table-cell table:style-name="ce1" office:value-type="string">
            <text:p>0.699804142679</text:p>
          </table:table-cell>
          <table:table-cell table:style-name="ce1" office:value-type="string">
            <text:p>0.70459728724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string">
            <text:p>0.620581954935</text:p>
          </table:table-cell>
          <table:table-cell table:style-name="ce1" office:value-type="string">
            <text:p>0.619588451109</text:p>
          </table:table-cell>
          <table:table-cell table:style-name="ce1" office:value-type="string">
            <text:p>0.711931559202</text:p>
          </table:table-cell>
          <table:table-cell table:style-name="ce1" office:value-type="string">
            <text:p>0.7310999811</text:p>
          </table:table-cell>
          <table:table-cell table:style-name="ce1" office:value-type="string">
            <text:p>0.711837231161</text:p>
          </table:table-cell>
          <table:table-cell table:style-name="ce1" office:value-type="string">
            <text:p>0.682036620232</text:p>
          </table:table-cell>
          <table:table-cell table:style-name="ce1" office:value-type="string">
            <text:p>0.684702410231</text:p>
          </table:table-cell>
          <table:table-cell table:style-name="ce1" office:value-type="string">
            <text:p>0.682651789424</text:p>
          </table:table-cell>
          <table:table-cell table:style-name="ce1" office:value-type="string">
            <text:p>0.707117993038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string">
            <text:p>0.588233419384</text:p>
          </table:table-cell>
          <table:table-cell table:style-name="ce1" office:value-type="string">
            <text:p>0.588291593556</text:p>
          </table:table-cell>
          <table:table-cell table:style-name="ce1" office:value-type="string">
            <text:p>0.651204375723</text:p>
          </table:table-cell>
          <table:table-cell table:style-name="ce1" office:value-type="string">
            <text:p>0.669438669439</text:p>
          </table:table-cell>
          <table:table-cell table:style-name="ce1" office:value-type="string">
            <text:p>0.69204400951</text:p>
          </table:table-cell>
          <table:table-cell table:style-name="ce1" office:value-type="string">
            <text:p>0.632641888193</text:p>
          </table:table-cell>
          <table:table-cell table:style-name="ce1" office:value-type="string">
            <text:p>0.648610427939</text:p>
          </table:table-cell>
          <table:table-cell table:style-name="ce1" office:value-type="string">
            <text:p>0.651670722298</text:p>
          </table:table-cell>
          <table:table-cell table:style-name="ce1" office:value-type="string">
            <text:p>0.688572800384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string">
            <text:p>0.577206233866</text:p>
          </table:table-cell>
          <table:table-cell table:style-name="ce1" office:value-type="string">
            <text:p>0.5767746052</text:p>
          </table:table-cell>
          <table:table-cell table:style-name="ce1" office:value-type="string">
            <text:p>0.625994880965</text:p>
          </table:table-cell>
          <table:table-cell table:style-name="ce1" office:value-type="string">
            <text:p>0.662445662446</text:p>
          </table:table-cell>
          <table:table-cell table:style-name="ce1" office:value-type="string">
            <text:p>0.68717863659</text:p>
          </table:table-cell>
          <table:table-cell table:style-name="ce1" office:value-type="string">
            <text:p>0.627532088327</text:p>
          </table:table-cell>
          <table:table-cell table:style-name="ce1" office:value-type="string">
            <text:p>0.643261190359</text:p>
          </table:table-cell>
          <table:table-cell table:style-name="ce1" office:value-type="string">
            <text:p>0.637723307021</text:p>
          </table:table-cell>
          <table:table-cell table:style-name="ce1" office:value-type="string">
            <text:p>0.678790061217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string">
            <text:p>0.598846288683</text:p>
          </table:table-cell>
          <table:table-cell table:style-name="ce1" office:value-type="string">
            <text:p>0.598755782421</text:p>
          </table:table-cell>
          <table:table-cell table:style-name="ce1" office:value-type="string">
            <text:p>0.626029942849</text:p>
          </table:table-cell>
          <table:table-cell table:style-name="ce1" office:value-type="string">
            <text:p>0.654932904933</text:p>
          </table:table-cell>
          <table:table-cell table:style-name="ce1" office:value-type="string">
            <text:p>0.701387737049</text:p>
          </table:table-cell>
          <table:table-cell table:style-name="ce1" office:value-type="string">
            <text:p>0.656548451852</text:p>
          </table:table-cell>
          <table:table-cell table:style-name="ce1" office:value-type="string">
            <text:p>0.672097884899</text:p>
          </table:table-cell>
          <table:table-cell table:style-name="ce1" office:value-type="string">
            <text:p>0.648584485726</text:p>
          </table:table-cell>
          <table:table-cell table:style-name="ce1" office:value-type="string">
            <text:p>0.688512783579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string">
            <text:p>0.5820186761</text:p>
          </table:table-cell>
          <table:table-cell table:style-name="ce1" office:value-type="string">
            <text:p>0.581496251396</text:p>
          </table:table-cell>
          <table:table-cell table:style-name="ce1" office:value-type="string">
            <text:p>0.607973072473</text:p>
          </table:table-cell>
          <table:table-cell table:style-name="ce1" office:value-type="string">
            <text:p>0.647467397467</text:p>
          </table:table-cell>
          <table:table-cell table:style-name="ce1" office:value-type="string">
            <text:p>0.689887764693</text:p>
          </table:table-cell>
          <table:table-cell table:style-name="ce1" office:value-type="string">
            <text:p>0.653750228116</text:p>
          </table:table-cell>
          <table:table-cell table:style-name="ce1" office:value-type="string">
            <text:p>0.661952779144</text:p>
          </table:table-cell>
          <table:table-cell table:style-name="ce1" office:value-type="string">
            <text:p>0.647634874473</text:p>
          </table:table-cell>
          <table:table-cell table:style-name="ce1" office:value-type="string">
            <text:p>0.681130716601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string">
            <text:p>0.601204704083</text:p>
          </table:table-cell>
          <table:table-cell table:style-name="ce1" office:value-type="string">
            <text:p>0.601276120593</text:p>
          </table:table-cell>
          <table:table-cell table:style-name="ce1" office:value-type="string">
            <text:p>0.598436239964</text:p>
          </table:table-cell>
          <table:table-cell table:style-name="ce1" office:value-type="string">
            <text:p>0.643498393498</text:p>
          </table:table-cell>
          <table:table-cell table:style-name="ce1" office:value-type="string">
            <text:p>0.695803615857</text:p>
          </table:table-cell>
          <table:table-cell table:style-name="ce1" office:value-type="string">
            <text:p>0.65946833749</text:p>
          </table:table-cell>
          <table:table-cell table:style-name="ce1" office:value-type="string">
            <text:p>0.668408755534</text:p>
          </table:table-cell>
          <table:table-cell table:style-name="ce1" office:value-type="string">
            <text:p>0.665974241795</text:p>
          </table:table-cell>
          <table:table-cell table:style-name="ce1" office:value-type="string">
            <text:p>0.697815388309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string">
            <text:p>0.570162858145</text:p>
          </table:table-cell>
          <table:table-cell table:style-name="ce1" office:value-type="string">
            <text:p>0.569213590684</text:p>
          </table:table-cell>
          <table:table-cell table:style-name="ce1" office:value-type="string">
            <text:p>0.591388801234</text:p>
          </table:table-cell>
          <table:table-cell table:style-name="ce1" office:value-type="string">
            <text:p>0.624078624079</text:p>
          </table:table-cell>
          <table:table-cell table:style-name="ce1" office:value-type="string">
            <text:p>0.683308453585</text:p>
          </table:table-cell>
          <table:table-cell table:style-name="ce1" office:value-type="string">
            <text:p>0.66025913985</text:p>
          </table:table-cell>
          <table:table-cell table:style-name="ce1" office:value-type="string">
            <text:p>0.673389080177</text:p>
          </table:table-cell>
          <table:table-cell table:style-name="ce1" office:value-type="string">
            <text:p>0.669060478367</text:p>
          </table:table-cell>
          <table:table-cell table:style-name="ce1" office:value-type="string">
            <text:p>0.688032649142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string">
            <text:p>0.600344201166</text:p>
          </table:table-cell>
          <table:table-cell table:style-name="ce1" office:value-type="string">
            <text:p>0.599776678896</text:p>
          </table:table-cell>
          <table:table-cell table:style-name="ce1" office:value-type="string">
            <text:p>0.555239998598</text:p>
          </table:table-cell>
          <table:table-cell table:style-name="ce1" office:value-type="string">
            <text:p>0.594689094689</text:p>
          </table:table-cell>
          <table:table-cell table:style-name="ce1" office:value-type="string">
            <text:p>0.70011610549</text:p>
          </table:table-cell>
          <table:table-cell table:style-name="ce1" office:value-type="string">
            <text:p>0.66561226352</text:p>
          </table:table-cell>
          <table:table-cell table:style-name="ce1" office:value-type="string">
            <text:p>0.668716182981</text:p>
          </table:table-cell>
          <table:table-cell table:style-name="ce1" office:value-type="string">
            <text:p>0.68312659505</text:p>
          </table:table-cell>
          <table:table-cell table:style-name="ce1" office:value-type="string">
            <text:p>0.697755371504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string">
            <text:p>0.590400611913</text:p>
          </table:table-cell>
          <table:table-cell table:style-name="ce1" office:value-type="string">
            <text:p>0.590397192535</text:p>
          </table:table-cell>
          <table:table-cell table:style-name="ce1" office:value-type="string">
            <text:p>0.526945058027</text:p>
          </table:table-cell>
          <table:table-cell table:style-name="ce1" office:value-type="string">
            <text:p>0.557078057078</text:p>
          </table:table-cell>
          <table:table-cell table:style-name="ce1" office:value-type="string">
            <text:p>0.666721954995</text:p>
          </table:table-cell>
          <table:table-cell table:style-name="ce1" office:value-type="string">
            <text:p>0.64480807835</text:p>
          </table:table-cell>
          <table:table-cell table:style-name="ce1" office:value-type="string">
            <text:p>0.663858829316</text:p>
          </table:table-cell>
          <table:table-cell table:style-name="ce1" office:value-type="string">
            <text:p>0.672740221972</text:p>
          </table:table-cell>
          <table:table-cell table:style-name="ce1" office:value-type="string">
            <text:p>0.69451446405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string">
            <text:p>0.579978965484</text:p>
          </table:table-cell>
          <table:table-cell table:style-name="ce1" office:value-type="string">
            <text:p>0.579103525283</text:p>
          </table:table-cell>
          <table:table-cell table:style-name="ce1" office:value-type="string">
            <text:p>0.486939448126</text:p>
          </table:table-cell>
          <table:table-cell table:style-name="ce1" office:value-type="string">
            <text:p>0.522349272349</text:p>
          </table:table-cell>
          <table:table-cell table:style-name="ce1" office:value-type="string">
            <text:p>0.656880632498</text:p>
          </table:table-cell>
          <table:table-cell table:style-name="ce1" office:value-type="string">
            <text:p>0.640732404647</text:p>
          </table:table-cell>
          <table:table-cell table:style-name="ce1" office:value-type="string">
            <text:p>0.66133792425</text:p>
          </table:table-cell>
          <table:table-cell table:style-name="ce1" office:value-type="string">
            <text:p>0.673333729005</text:p>
          </table:table-cell>
          <table:table-cell table:style-name="ce1" office:value-type="string">
            <text:p>0.67308846477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string">
            <text:p>0.598400101986</text:p>
          </table:table-cell>
          <table:table-cell table:style-name="ce1" office:value-type="string">
            <text:p>0.598053916095</text:p>
          </table:table-cell>
          <table:table-cell table:style-name="ce1" office:value-type="string">
            <text:p>0.451912625785</text:p>
          </table:table-cell>
          <table:table-cell table:style-name="ce1" office:value-type="string">
            <text:p>0.508032508033</text:p>
          </table:table-cell>
          <table:table-cell table:style-name="ce1" office:value-type="string">
            <text:p>0.666224360038</text:p>
          </table:table-cell>
          <table:table-cell table:style-name="ce1" office:value-type="string">
            <text:p>0.667680515846</text:p>
          </table:table-cell>
          <table:table-cell table:style-name="ce1" office:value-type="string">
            <text:p>0.684087555337</text:p>
          </table:table-cell>
          <table:table-cell table:style-name="ce1" office:value-type="string">
            <text:p>0.701940767998</text:p>
          </table:table-cell>
          <table:table-cell table:style-name="ce1" office:value-type="string">
            <text:p>0.684731724883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string">
            <text:p>0.573318035504</text:p>
          </table:table-cell>
          <table:table-cell table:style-name="ce1" office:value-type="string">
            <text:p>0.573648109746</text:p>
          </table:table-cell>
          <table:table-cell table:style-name="ce1" office:value-type="string">
            <text:p>0.399039304372</text:p>
          </table:table-cell>
          <table:table-cell table:style-name="ce1" office:value-type="string">
            <text:p>0.44707994708</text:p>
          </table:table-cell>
          <table:table-cell table:style-name="ce1" office:value-type="string">
            <text:p>0.63377011113</text:p>
          </table:table-cell>
          <table:table-cell table:style-name="ce1" office:value-type="string">
            <text:p>0.655392663787</text:p>
          </table:table-cell>
          <table:table-cell table:style-name="ce1" office:value-type="string">
            <text:p>0.654082636498</text:p>
          </table:table-cell>
          <table:table-cell table:style-name="ce1" office:value-type="string">
            <text:p>0.671849961422</text:p>
          </table:table-cell>
          <table:table-cell table:style-name="ce1" office:value-type="string">
            <text:p>0.65382307046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string">
            <text:p>0.582337380884</text:p>
          </table:table-cell>
          <table:table-cell table:style-name="ce1" office:value-type="string">
            <text:p>0.582549050885</text:p>
          </table:table-cell>
          <table:table-cell table:style-name="ce1" office:value-type="string">
            <text:p>0.359594684618</text:p>
          </table:table-cell>
          <table:table-cell table:style-name="ce1" office:value-type="string">
            <text:p>0.391655641656</text:p>
          </table:table-cell>
          <table:table-cell table:style-name="ce1" office:value-type="string">
            <text:p>0.58638801349</text:p>
          </table:table-cell>
          <table:table-cell table:style-name="ce1" office:value-type="string">
            <text:p>0.646633006874</text:p>
          </table:table-cell>
          <table:table-cell table:style-name="ce1" office:value-type="string">
            <text:p>0.649286768323</text:p>
          </table:table-cell>
          <table:table-cell table:style-name="ce1" office:value-type="string">
            <text:p>0.636120838032</text:p>
          </table:table-cell>
          <table:table-cell table:style-name="ce1" office:value-type="string">
            <text:p>0.60893050054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string">
            <text:p>0.56044236224</text:p>
          </table:table-cell>
          <table:table-cell table:style-name="ce1" office:value-type="string">
            <text:p>0.5593555591</text:p>
          </table:table-cell>
          <table:table-cell table:style-name="ce1" office:value-type="string">
            <text:p>0.332106167385</text:p>
          </table:table-cell>
          <table:table-cell table:style-name="ce1" office:value-type="string">
            <text:p>0.358108108108</text:p>
          </table:table-cell>
          <table:table-cell table:style-name="ce1" office:value-type="string">
            <text:p>0.512467518107</text:p>
          </table:table-cell>
          <table:table-cell table:style-name="ce1" office:value-type="string">
            <text:p>0.618772431413</text:p>
          </table:table-cell>
          <table:table-cell table:style-name="ce1" office:value-type="string">
            <text:p>0.597823413674</text:p>
          </table:table-cell>
          <table:table-cell table:style-name="ce1" office:value-type="string">
            <text:p>0.565374799691</text:p>
          </table:table-cell>
          <table:table-cell table:style-name="ce1" office:value-type="string">
            <text:p>0.54681310767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string">
            <text:p>0.496988239793</text:p>
          </table:table-cell>
          <table:table-cell table:style-name="ce1" office:value-type="string">
            <text:p>0.497750837454</text:p>
          </table:table-cell>
          <table:table-cell table:style-name="ce1" office:value-type="string">
            <text:p>0.266610567652</text:p>
          </table:table-cell>
          <table:table-cell table:style-name="ce1" office:value-type="string">
            <text:p>0.279767529768</text:p>
          </table:table-cell>
          <table:table-cell table:style-name="ce1" office:value-type="string">
            <text:p>0.444297008901</text:p>
          </table:table-cell>
          <table:table-cell table:style-name="ce1" office:value-type="string">
            <text:p>0.516272279336</text:p>
          </table:table-cell>
          <table:table-cell table:style-name="ce1" office:value-type="string">
            <text:p>0.493666994589</text:p>
          </table:table-cell>
          <table:table-cell table:style-name="ce1" office:value-type="string">
            <text:p>0.473143806754</text:p>
          </table:table-cell>
          <table:table-cell table:style-name="ce1" office:value-type="string">
            <text:p>0.465970471732</text:p>
          </table:table-cell>
          <table:table-cell table:number-columns-repeated="1014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0.594343859283182">
            <text:p>0,594</text:p>
          </table:table-cell>
          <table:table-cell table:style-name="ce1" office:value-type="float" office:value="0.593765860873818">
            <text:p>0,594</text:p>
          </table:table-cell>
          <table:table-cell table:style-name="ce1" office:value-type="float" office:value="0.555968329556182">
            <text:p>0,556</text:p>
          </table:table-cell>
          <table:table-cell table:style-name="ce1" office:value-type="float" office:value="0.573488857579727">
            <text:p>0,573</text:p>
          </table:table-cell>
          <table:table-cell table:style-name="ce1" office:value-type="float" office:value="0.668843016330227">
            <text:p>0,669</text:p>
          </table:table-cell>
          <table:table-cell table:style-name="ce1" office:value-type="float" office:value="0.660267434979955">
            <text:p>0,660</text:p>
          </table:table-cell>
          <table:table-cell table:style-name="ce1" office:value-type="float" office:value="0.6681041228815">
            <text:p>0,668</text:p>
          </table:table-cell>
          <table:table-cell table:style-name="ce1" office:value-type="float" office:value="0.662815165723318">
            <text:p>0,663</text:p>
          </table:table-cell>
          <table:table-cell table:style-name="ce1" office:value-type="float" office:value="0.677117774795091">
            <text:p>0,677</text:p>
          </table:table-cell>
          <table:table-cell table:number-columns-repeated="1014"/>
        </table:table-row>
        <table:table-row table:style-name="ro1">
          <table:table-cell office:value-type="float" office:value="23">
            <text:p>23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office:value-type="string">
            <text:p>Negative control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table:number-columns-repeated="102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0.599255783854</text:p>
          </table:table-cell>
          <table:table-cell office:value-type="string">
            <text:p>0.598769430052</text:p>
          </table:table-cell>
          <table:table-cell office:value-type="string">
            <text:p>0.400889767672</text:p>
          </table:table-cell>
          <table:table-cell office:value-type="string">
            <text:p>0.38314897623</text:p>
          </table:table-cell>
          <table:table-cell office:value-type="string">
            <text:p>0.56032960565</text:p>
          </table:table-cell>
          <table:table-cell office:value-type="string">
            <text:p>0.600985221675</text:p>
          </table:table-cell>
          <table:table-cell office:value-type="string">
            <text:p>0.594611727417</text:p>
          </table:table-cell>
          <table:table-cell office:value-type="string">
            <text:p>0.6279346211</text:p>
          </table:table-cell>
          <table:table-cell office:value-type="string">
            <text:p>0.614893617021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0.624817990616</text:p>
          </table:table-cell>
          <table:table-cell office:value-type="string">
            <text:p>0.624352331606</text:p>
          </table:table-cell>
          <table:table-cell office:value-type="string">
            <text:p>0.447025869171</text:p>
          </table:table-cell>
          <table:table-cell office:value-type="string">
            <text:p>0.444575194163</text:p>
          </table:table-cell>
          <table:table-cell office:value-type="string">
            <text:p>0.639199529135</text:p>
          </table:table-cell>
          <table:table-cell office:value-type="string">
            <text:p>0.679187192118</text:p>
          </table:table-cell>
          <table:table-cell office:value-type="string">
            <text:p>0.676069730586</text:p>
          </table:table-cell>
          <table:table-cell office:value-type="string">
            <text:p>0.67072808321</text:p>
          </table:table-cell>
          <table:table-cell office:value-type="string">
            <text:p>0.675683890578</text:p>
          </table:table-cell>
          <table:table-cell table:number-columns-repeated="1014"/>
        </table:table-row>
        <table:table-row table:style-name="ro1">
          <table:table-cell office:value-type="string">
            <text:p>Average</text:p>
          </table:table-cell>
          <table:table-cell office:value-type="string">
            <text:p>0.604756511891</text:p>
          </table:table-cell>
          <table:table-cell office:value-type="string">
            <text:p>0.604436528497</text:p>
          </table:table-cell>
          <table:table-cell office:value-type="string">
            <text:p>0.514747075301</text:p>
          </table:table-cell>
          <table:table-cell office:value-type="string">
            <text:p>0.517533537303</text:p>
          </table:table-cell>
          <table:table-cell office:value-type="string">
            <text:p>0.673925838729</text:p>
          </table:table-cell>
          <table:table-cell office:value-type="string">
            <text:p>0.693349753695</text:p>
          </table:table-cell>
          <table:table-cell office:value-type="string">
            <text:p>0.714738510301</text:p>
          </table:table-cell>
          <table:table-cell office:value-type="string">
            <text:p>0.668350668648</text:p>
          </table:table-cell>
          <table:table-cell office:value-type="string">
            <text:p>0.683282674772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0.579356091247</text:p>
          </table:table-cell>
          <table:table-cell office:value-type="string">
            <text:p>0.578853626943</text:p>
          </table:table-cell>
          <table:table-cell office:value-type="string">
            <text:p>0.528587905751</text:p>
          </table:table-cell>
          <table:table-cell office:value-type="string">
            <text:p>0.549070369499</text:p>
          </table:table-cell>
          <table:table-cell office:value-type="string">
            <text:p>0.685991759859</text:p>
          </table:table-cell>
          <table:table-cell office:value-type="string">
            <text:p>0.659790640394</text:p>
          </table:table-cell>
          <table:table-cell office:value-type="string">
            <text:p>0.68145800317</text:p>
          </table:table-cell>
          <table:table-cell office:value-type="string">
            <text:p>0.657949479941</text:p>
          </table:table-cell>
          <table:table-cell office:value-type="string">
            <text:p>0.708814589666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0.637922666235</text:p>
          </table:table-cell>
          <table:table-cell office:value-type="string">
            <text:p>0.638439119171</text:p>
          </table:table-cell>
          <table:table-cell office:value-type="string">
            <text:p>0.569780853518</text:p>
          </table:table-cell>
          <table:table-cell office:value-type="string">
            <text:p>0.583196046129</text:p>
          </table:table-cell>
          <table:table-cell office:value-type="string">
            <text:p>0.68540317834</text:p>
          </table:table-cell>
          <table:table-cell office:value-type="string">
            <text:p>0.688115763547</text:p>
          </table:table-cell>
          <table:table-cell office:value-type="string">
            <text:p>0.696038034865</text:p>
          </table:table-cell>
          <table:table-cell office:value-type="string">
            <text:p>0.689450222883</text:p>
          </table:table-cell>
          <table:table-cell office:value-type="string">
            <text:p>0.69726443769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0.612198673354</text:p>
          </table:table-cell>
          <table:table-cell office:value-type="string">
            <text:p>0.611884715026</text:p>
          </table:table-cell>
          <table:table-cell office:value-type="string">
            <text:p>0.599275004119</text:p>
          </table:table-cell>
          <table:table-cell office:value-type="string">
            <text:p>0.614262179336</text:p>
          </table:table-cell>
          <table:table-cell office:value-type="string">
            <text:p>0.695409064155</text:p>
          </table:table-cell>
          <table:table-cell office:value-type="string">
            <text:p>0.642549261084</text:p>
          </table:table-cell>
          <table:table-cell office:value-type="string">
            <text:p>0.665927099842</text:p>
          </table:table-cell>
          <table:table-cell office:value-type="string">
            <text:p>0.675482912333</text:p>
          </table:table-cell>
          <table:table-cell office:value-type="string">
            <text:p>0.700911854103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.593107911341</text:p>
          </table:table-cell>
          <table:table-cell office:value-type="string">
            <text:p>0.592778497409</text:p>
          </table:table-cell>
          <table:table-cell office:value-type="string">
            <text:p>0.632888449497</text:p>
          </table:table-cell>
          <table:table-cell office:value-type="string">
            <text:p>0.626500353024</text:p>
          </table:table-cell>
          <table:table-cell office:value-type="string">
            <text:p>0.70982931136</text:p>
          </table:table-cell>
          <table:table-cell office:value-type="string">
            <text:p>0.680418719212</text:p>
          </table:table-cell>
          <table:table-cell office:value-type="string">
            <text:p>0.68969889065</text:p>
          </table:table-cell>
          <table:table-cell office:value-type="string">
            <text:p>0.687369985141</text:p>
          </table:table-cell>
          <table:table-cell office:value-type="string">
            <text:p>0.72188449848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59715256431</text:p>
          </table:table-cell>
          <table:table-cell office:value-type="string">
            <text:p>0.597150259067</text:p>
          </table:table-cell>
          <table:table-cell office:value-type="string">
            <text:p>0.65793376174</text:p>
          </table:table-cell>
          <table:table-cell office:value-type="string">
            <text:p>0.697105201224</text:p>
          </table:table-cell>
          <table:table-cell office:value-type="string">
            <text:p>0.700706297822</text:p>
          </table:table-cell>
          <table:table-cell office:value-type="string">
            <text:p>0.657019704433</text:p>
          </table:table-cell>
          <table:table-cell office:value-type="string">
            <text:p>0.696988906498</text:p>
          </table:table-cell>
          <table:table-cell office:value-type="string">
            <text:p>0.701337295691</text:p>
          </table:table-cell>
          <table:table-cell office:value-type="string">
            <text:p>0.720668693009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0.602815078466</text:p>
          </table:table-cell>
          <table:table-cell office:value-type="string">
            <text:p>0.602493523316</text:p>
          </table:table-cell>
          <table:table-cell office:value-type="string">
            <text:p>0.659581479651</text:p>
          </table:table-cell>
          <table:table-cell office:value-type="string">
            <text:p>0.684867027536</text:p>
          </table:table-cell>
          <table:table-cell office:value-type="string">
            <text:p>0.698057680989</text:p>
          </table:table-cell>
          <table:table-cell office:value-type="string">
            <text:p>0.62407635468</text:p>
          </table:table-cell>
          <table:table-cell office:value-type="string">
            <text:p>0.645641838352</text:p>
          </table:table-cell>
          <table:table-cell office:value-type="string">
            <text:p>0.654383358098</text:p>
          </table:table-cell>
          <table:table-cell office:value-type="string">
            <text:p>0.668693009119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0.560750687591</text:p>
          </table:table-cell>
          <table:table-cell office:value-type="string">
            <text:p>0.560880829016</text:p>
          </table:table-cell>
          <table:table-cell office:value-type="string">
            <text:p>0.66716098204</text:p>
          </table:table-cell>
          <table:table-cell office:value-type="string">
            <text:p>0.681807484114</text:p>
          </table:table-cell>
          <table:table-cell office:value-type="string">
            <text:p>0.722483814008</text:p>
          </table:table-cell>
          <table:table-cell office:value-type="string">
            <text:p>0.651169950739</text:p>
          </table:table-cell>
          <table:table-cell office:value-type="string">
            <text:p>0.670681458003</text:p>
          </table:table-cell>
          <table:table-cell office:value-type="string">
            <text:p>0.665378900446</text:p>
          </table:table-cell>
          <table:table-cell office:value-type="string">
            <text:p>0.70273556231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0.641967319204</text:p>
          </table:table-cell>
          <table:table-cell office:value-type="string">
            <text:p>0.642163212435</text:p>
          </table:table-cell>
          <table:table-cell office:value-type="string">
            <text:p>0.666996210249</text:p>
          </table:table-cell>
          <table:table-cell office:value-type="string">
            <text:p>0.683454930572</text:p>
          </table:table-cell>
          <table:table-cell office:value-type="string">
            <text:p>0.700117716304</text:p>
          </table:table-cell>
          <table:table-cell office:value-type="string">
            <text:p>0.663177339901</text:p>
          </table:table-cell>
          <table:table-cell office:value-type="string">
            <text:p>0.663391442155</text:p>
          </table:table-cell>
          <table:table-cell office:value-type="string">
            <text:p>0.67072808321</text:p>
          </table:table-cell>
          <table:table-cell office:value-type="string">
            <text:p>0.721580547112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.590195761204</text:p>
          </table:table-cell>
          <table:table-cell office:value-type="string">
            <text:p>0.59067357513</text:p>
          </table:table-cell>
          <table:table-cell office:value-type="string">
            <text:p>0.636513428901</text:p>
          </table:table-cell>
          <table:table-cell office:value-type="string">
            <text:p>0.683454930572</text:p>
          </table:table-cell>
          <table:table-cell office:value-type="string">
            <text:p>0.726898175397</text:p>
          </table:table-cell>
          <table:table-cell office:value-type="string">
            <text:p>0.666564039409</text:p>
          </table:table-cell>
          <table:table-cell office:value-type="string">
            <text:p>0.697305863708</text:p>
          </table:table-cell>
          <table:table-cell office:value-type="string">
            <text:p>0.704606240713</text:p>
          </table:table-cell>
          <table:table-cell office:value-type="string">
            <text:p>0.722796352584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0.617052256916</text:p>
          </table:table-cell>
          <table:table-cell office:value-type="string">
            <text:p>0.616742227979</text:p>
          </table:table-cell>
          <table:table-cell office:value-type="string">
            <text:p>0.645740649201</text:p>
          </table:table-cell>
          <table:table-cell office:value-type="string">
            <text:p>0.670510708402</text:p>
          </table:table-cell>
          <table:table-cell office:value-type="string">
            <text:p>0.685108887581</text:p>
          </table:table-cell>
          <table:table-cell office:value-type="string">
            <text:p>0.669642857143</text:p>
          </table:table-cell>
          <table:table-cell office:value-type="string">
            <text:p>0.697622820919</text:p>
          </table:table-cell>
          <table:table-cell office:value-type="string">
            <text:p>0.677265973254</text:p>
          </table:table-cell>
          <table:table-cell office:value-type="string">
            <text:p>0.68085106383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0.595211130885</text:p>
          </table:table-cell>
          <table:table-cell office:value-type="string">
            <text:p>0.594883419689</text:p>
          </table:table-cell>
          <table:table-cell office:value-type="string">
            <text:p>0.62860438293</text:p>
          </table:table-cell>
          <table:table-cell office:value-type="string">
            <text:p>0.64862320546</text:p>
          </table:table-cell>
          <table:table-cell office:value-type="string">
            <text:p>0.72572101236</text:p>
          </table:table-cell>
          <table:table-cell office:value-type="string">
            <text:p>0.673645320197</text:p>
          </table:table-cell>
          <table:table-cell office:value-type="string">
            <text:p>0.686846275753</text:p>
          </table:table-cell>
          <table:table-cell office:value-type="string">
            <text:p>0.683803863299</text:p>
          </table:table-cell>
          <table:table-cell office:value-type="string">
            <text:p>0.716109422492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0.599579356091</text:p>
          </table:table-cell>
          <table:table-cell office:value-type="string">
            <text:p>0.600064766839</text:p>
          </table:table-cell>
          <table:table-cell office:value-type="string">
            <text:p>0.586752347998</text:p>
          </table:table-cell>
          <table:table-cell office:value-type="string">
            <text:p>0.638738526712</text:p>
          </table:table-cell>
          <table:table-cell office:value-type="string">
            <text:p>0.720423778693</text:p>
          </table:table-cell>
          <table:table-cell office:value-type="string">
            <text:p>0.684421182266</text:p>
          </table:table-cell>
          <table:table-cell office:value-type="string">
            <text:p>0.684310618067</text:p>
          </table:table-cell>
          <table:table-cell office:value-type="string">
            <text:p>0.678454680535</text:p>
          </table:table-cell>
          <table:table-cell office:value-type="string">
            <text:p>0.709118541033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0.63080407701</text:p>
          </table:table-cell>
          <table:table-cell office:value-type="string">
            <text:p>0.630829015544</text:p>
          </table:table-cell>
          <table:table-cell office:value-type="string">
            <text:p>0.56549678695</text:p>
          </table:table-cell>
          <table:table-cell office:value-type="string">
            <text:p>0.605554248058</text:p>
          </table:table-cell>
          <table:table-cell office:value-type="string">
            <text:p>0.706886403767</text:p>
          </table:table-cell>
          <table:table-cell office:value-type="string">
            <text:p>0.692426108374</text:p>
          </table:table-cell>
          <table:table-cell office:value-type="string">
            <text:p>0.690649762282</text:p>
          </table:table-cell>
          <table:table-cell office:value-type="string">
            <text:p>0.684101040119</text:p>
          </table:table-cell>
          <table:table-cell office:value-type="string">
            <text:p>0.708510638298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0.599417569972</text:p>
          </table:table-cell>
          <table:table-cell office:value-type="string">
            <text:p>0.599093264249</text:p>
          </table:table-cell>
          <table:table-cell office:value-type="string">
            <text:p>0.521667490526</text:p>
          </table:table-cell>
          <table:table-cell office:value-type="string">
            <text:p>0.590491880442</text:p>
          </table:table-cell>
          <table:table-cell office:value-type="string">
            <text:p>0.667745732784</text:p>
          </table:table-cell>
          <table:table-cell office:value-type="string">
            <text:p>0.662253694581</text:p>
          </table:table-cell>
          <table:table-cell office:value-type="string">
            <text:p>0.681141045959</text:p>
          </table:table-cell>
          <table:table-cell office:value-type="string">
            <text:p>0.663298662704</text:p>
          </table:table-cell>
          <table:table-cell office:value-type="string">
            <text:p>0.682978723404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0.557676751335</text:p>
          </table:table-cell>
          <table:table-cell office:value-type="string">
            <text:p>0.55731865285</text:p>
          </table:table-cell>
          <table:table-cell office:value-type="string">
            <text:p>0.480968858131</text:p>
          </table:table-cell>
          <table:table-cell office:value-type="string">
            <text:p>0.497764179807</text:p>
          </table:table-cell>
          <table:table-cell office:value-type="string">
            <text:p>0.652442613302</text:p>
          </table:table-cell>
          <table:table-cell office:value-type="string">
            <text:p>0.62315270936</text:p>
          </table:table-cell>
          <table:table-cell office:value-type="string">
            <text:p>0.625990491284</text:p>
          </table:table-cell>
          <table:table-cell office:value-type="string">
            <text:p>0.64219910847</text:p>
          </table:table-cell>
          <table:table-cell office:value-type="string">
            <text:p>0.645896656535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0.501536968128</text:p>
          </table:table-cell>
          <table:table-cell office:value-type="string">
            <text:p>0.501133419689</text:p>
          </table:table-cell>
          <table:table-cell office:value-type="string">
            <text:p>0.40978744439</text:p>
          </table:table-cell>
          <table:table-cell office:value-type="string">
            <text:p>0.425511885149</text:p>
          </table:table-cell>
          <table:table-cell office:value-type="string">
            <text:p>0.555326662743</text:p>
          </table:table-cell>
          <table:table-cell office:value-type="string">
            <text:p>0.577586206897</text:p>
          </table:table-cell>
          <table:table-cell office:value-type="string">
            <text:p>0.584469096672</text:p>
          </table:table-cell>
          <table:table-cell office:value-type="string">
            <text:p>0.605052005944</text:p>
          </table:table-cell>
          <table:table-cell office:value-type="string">
            <text:p>0.598176291793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0.498301245753</text:p>
          </table:table-cell>
          <table:table-cell office:value-type="string">
            <text:p>0.49789507772</text:p>
          </table:table-cell>
          <table:table-cell office:value-type="string">
            <text:p>0.333003789751</text:p>
          </table:table-cell>
          <table:table-cell office:value-type="string">
            <text:p>0.375617792422</text:p>
          </table:table-cell>
          <table:table-cell office:value-type="string">
            <text:p>0.542083578576</text:p>
          </table:table-cell>
          <table:table-cell office:value-type="string">
            <text:p>0.589285714286</text:p>
          </table:table-cell>
          <table:table-cell office:value-type="string">
            <text:p>0.56735340729</text:p>
          </table:table-cell>
          <table:table-cell office:value-type="string">
            <text:p>0.589598811293</text:p>
          </table:table-cell>
          <table:table-cell office:value-type="string">
            <text:p>0.562310030395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0.462061155153</text:p>
          </table:table-cell>
          <table:table-cell office:value-type="string">
            <text:p>0.462111398964</text:p>
          </table:table-cell>
          <table:table-cell office:value-type="string">
            <text:p>0.275992750041</text:p>
          </table:table-cell>
          <table:table-cell office:value-type="string">
            <text:p>0.321016709814</text:p>
          </table:table-cell>
          <table:table-cell office:value-type="string">
            <text:p>0.45144202472</text:p>
          </table:table-cell>
          <table:table-cell office:value-type="string">
            <text:p>0.521859605911</text:p>
          </table:table-cell>
          <table:table-cell office:value-type="string">
            <text:p>0.496354992076</text:p>
          </table:table-cell>
          <table:table-cell office:value-type="string">
            <text:p>0.491233283804</text:p>
          </table:table-cell>
          <table:table-cell office:value-type="string">
            <text:p>0.476899696049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0.340397993852</text:p>
          </table:table-cell>
          <table:table-cell office:value-type="string">
            <text:p>0.340187823834</text:p>
          </table:table-cell>
          <table:table-cell office:value-type="string">
            <text:p>0.193771626298</text:p>
          </table:table-cell>
          <table:table-cell office:value-type="string">
            <text:p>0.218639679925</text:p>
          </table:table-cell>
          <table:table-cell office:value-type="string">
            <text:p>0.313713949382</text:p>
          </table:table-cell>
          <table:table-cell office:value-type="string">
            <text:p>0.369150246305</text:p>
          </table:table-cell>
          <table:table-cell office:value-type="string">
            <text:p>0.348969889065</text:p>
          </table:table-cell>
          <table:table-cell office:value-type="string">
            <text:p>0.349777117385</text:p>
          </table:table-cell>
          <table:table-cell office:value-type="string">
            <text:p>0.342249240122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574833433836727">
            <text:p>0,5748334338</text:p>
          </table:table-cell>
          <table:table-cell office:value-type="float" office:value="0.574687941592046">
            <text:p>0,5746879416</text:p>
          </table:table-cell>
          <table:table-cell office:value-type="float" office:value="0.528325768810273">
            <text:p>0,5283257688</text:p>
          </table:table-cell>
          <table:table-cell office:value-type="float" office:value="0.551883865722409">
            <text:p>0,5518838657</text:p>
          </table:table-cell>
          <table:table-cell office:value-type="float" office:value="0.646329391620727">
            <text:p>0,6463293916</text:p>
          </table:table-cell>
          <table:table-cell office:value-type="float" office:value="0.634992163009409">
            <text:p>0,634992163</text:p>
          </table:table-cell>
          <table:table-cell office:value-type="float" office:value="0.643466359314273">
            <text:p>0,6434663593</text:p>
          </table:table-cell>
          <table:table-cell office:value-type="float" office:value="0.642658381737318">
            <text:p>0,6426583817</text:p>
          </table:table-cell>
          <table:table-cell office:value-type="float" office:value="0.657377728654318">
            <text:p>0,6573777287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table:number-columns-repeated="1023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number-columns-repeated="1023"/>
        </table:table-row>
        <table:table-row table:style-name="ro1">
          <table:table-cell office:value-type="float" office:value="24">
            <text:p>24</text:p>
          </table:table-cell>
          <table:table-cell table:number-columns-repeated="1023"/>
        </table:table-row>
        <table:table-row table:style-name="ro1">
          <table:table-cell office:value-type="float" office:value="25">
            <text:p>25</text:p>
          </table:table-cell>
          <table:table-cell table:number-columns-repeated="1023"/>
        </table:table-row>
        <table:table-row table:style-name="ro1">
          <table:table-cell office:value-type="float" office:value="26">
            <text:p>26</text:p>
          </table:table-cell>
          <table:table-cell table:number-columns-repeated="1023"/>
        </table:table-row>
        <table:table-row table:style-name="ro1">
          <table:table-cell office:value-type="float" office:value="27">
            <text:p>27</text:p>
          </table:table-cell>
          <table:table-cell table:number-columns-repeated="1023"/>
        </table:table-row>
        <table:table-row table:style-name="ro1">
          <table:table-cell office:value-type="string">
            <text:p>Average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number:number-style style:name="N8128" number:language="de" number:country="DE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5.09.2016</text:date>, <text:time>20:51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5T20:51:54.24</dc:date>
    <dc:creator>Louisa S</dc:creator>
    <meta:document-statistic meta:table-count="1" meta:cell-count="482" meta:object-count="0"/>
    <meta:generator>OpenOffice/4.1.2$Win32 OpenOffice.org_project/412m3$Build-9782</meta:generator>
  </office:meta>
</office:document-meta>
</file>